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rebuchet MS" svg:font-family="'Trebuchet MS'"/>
    <style:font-face style:name="Arial" svg:font-family="Arial"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officeooo:rsid="0009950a" officeooo:paragraph-rsid="0009950a"/>
    </style:style>
    <style:style style:name="P2" style:family="paragraph" style:parent-style-name="Standard">
      <style:text-properties style:font-name="Arial" officeooo:rsid="0009950a" officeooo:paragraph-rsid="000996bf"/>
    </style:style>
    <style:style style:name="P3" style:family="paragraph" style:parent-style-name="Standard">
      <style:text-properties style:font-name="Arial" officeooo:rsid="000aa4c8" officeooo:paragraph-rsid="000aa4c8"/>
    </style:style>
    <style:style style:name="P4" style:family="paragraph" style:parent-style-name="Standard">
      <style:text-properties style:font-name="Arial" officeooo:rsid="000c5ffc" officeooo:paragraph-rsid="000c5ffc"/>
    </style:style>
    <style:style style:name="P5" style:family="paragraph" style:parent-style-name="Standard">
      <style:text-properties style:font-name="Arial" officeooo:rsid="000e28f2" officeooo:paragraph-rsid="000e28f2"/>
    </style:style>
    <style:style style:name="P6" style:family="paragraph" style:parent-style-name="Text_20_body">
      <style:text-properties fo:font-weight="normal" officeooo:paragraph-rsid="000996bf"/>
    </style:style>
    <style:style style:name="P7" style:family="paragraph" style:parent-style-name="Text_20_body">
      <style:text-properties officeooo:paragraph-rsid="000996bf"/>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rebuchet MS" fo:font-size="21pt" fo:font-style="normal" style:text-underline-style="none" fo:font-weight="normal" officeooo:paragraph-rsid="000996bf"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0996bf"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rsid="000ee806" officeooo:paragraph-rsid="000ee806" style:text-blinking="false" fo:background-color="transparent"/>
    </style:style>
    <style:style style:name="P11" style:family="paragraph" style:parent-style-name="Standard" style:list-style-name="L1">
      <style:text-properties style:font-name="Arial" officeooo:rsid="0009950a" officeooo:paragraph-rsid="0009950a"/>
    </style:style>
    <style:style style:name="P12" style:family="paragraph" style:parent-style-name="Standard" style:list-style-name="L2">
      <style:text-properties style:font-name="Arial" officeooo:rsid="000c5ffc" officeooo:paragraph-rsid="000c5ffc"/>
    </style:style>
    <style:style style:name="P13" style:family="paragraph" style:parent-style-name="Standard" style:list-style-name="L2">
      <style:text-properties style:font-name="Arial" officeooo:rsid="000e28f2" officeooo:paragraph-rsid="000e28f2"/>
    </style:style>
    <style:style style:name="P14" style:family="paragraph" style:parent-style-name="Standard" style:list-style-name="L3">
      <style:text-properties style:font-name="Arial" officeooo:rsid="000e28f2" officeooo:paragraph-rsid="000e28f2"/>
    </style:style>
    <style:style style:name="P15" style:family="paragraph" style:parent-style-name="Standard" style:list-style-name="L2">
      <style:text-properties officeooo:paragraph-rsid="000aa4c8"/>
    </style:style>
    <style:style style:name="P16" style:family="paragraph" style:parent-style-name="Standard" style:list-style-name="L2">
      <style:text-properties officeooo:rsid="000e28f2" officeooo:paragraph-rsid="000e28f2"/>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paragraph-rsid="000996bf" style:text-blinking="false" fo:background-color="transparen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rsid="00100b23" officeooo:paragraph-rsid="00100b23" style:text-blinking="false" fo:background-color="transparent"/>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rsid="00100b23" officeooo:paragraph-rsid="00100b23" style:text-blinking="false" fo:background-color="transparent" style:font-weight-asian="normal" style:font-weight-complex="normal"/>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rsid="0011f2f7" officeooo:paragraph-rsid="0011f2f7" style:text-blinking="false" fo:background-color="transparent" style:font-weight-asian="normal" style:font-weight-complex="normal"/>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rsid="0013340b" officeooo:paragraph-rsid="0013340b" style:text-blinking="false" fo:background-color="transparent" style:font-weight-asian="normal" style:font-weight-complex="normal"/>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rsid="0013340b" officeooo:paragraph-rsid="0013efd7" style:text-blinking="false" fo:background-color="transparent" style:font-weight-asian="normal" style:font-weight-complex="normal"/>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officeooo:rsid="00142be4" officeooo:paragraph-rsid="00142be4" style:text-blinking="false" fo:background-color="transparent" style:font-weight-asian="normal" style:font-weight-complex="normal"/>
    </style:style>
    <style:style style:name="P2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bold" officeooo:rsid="00100b23" officeooo:paragraph-rsid="00100b23" style:text-blinking="false" fo:background-color="transparent" style:font-weight-asian="bold" style:font-weight-complex="bold"/>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bold" officeooo:rsid="0011f2f7" officeooo:paragraph-rsid="0011f2f7" style:text-blinking="false" fo:background-color="transparent" style:font-weight-asian="bold" style:font-weight-complex="bold"/>
    </style:style>
    <style:style style:name="P2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bold" officeooo:rsid="0013340b" officeooo:paragraph-rsid="0013340b" style:text-blinking="false" fo:background-color="transparent" style:font-weight-asian="bold" style:font-weight-complex="bold"/>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bold" officeooo:rsid="0013efd7" officeooo:paragraph-rsid="0013efd7" style:text-blinking="false" fo:background-color="transparent" style:font-weight-asian="bold" style:font-weight-complex="bold"/>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officeooo:rsid="00100b23" officeooo:paragraph-rsid="00100b23" style:text-blinking="false" fo:background-color="transparent" style:font-size-asian="14pt" style:font-weight-asian="bold" style:font-size-complex="14pt" style:font-weight-complex="bold"/>
    </style:style>
    <style:style style:name="T1"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loext:char-shading-value="0"/>
    </style:style>
    <style:style style:name="T3" style:family="text">
      <style:text-properties style:font-name="Arial"/>
    </style:style>
    <style:style style:name="T4" style:family="text">
      <style:text-properties style:font-name="Arial" officeooo:rsid="000c5ffc"/>
    </style:style>
    <style:style style:name="T5" style:family="text">
      <style:text-properties style:font-name="Arial" officeooo:rsid="000aa4c8"/>
    </style:style>
    <style:style style:name="T6" style:family="text">
      <style:text-properties officeooo:rsid="00100b23"/>
    </style:style>
    <style:style style:name="T7" style:family="text">
      <style:text-properties officeooo:rsid="0011f2f7"/>
    </style:style>
    <style:style style:name="T8" style:family="text">
      <style:text-properties officeooo:rsid="0013340b"/>
    </style:style>
    <style:style style:name="T9" style:family="text">
      <style:text-properties officeooo:rsid="0013efd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de Notes:</text:p>
      <text:p text:style-name="P10">Seafile Data Model: <text:a xlink:type="simple" xlink:href="http://manual.seafile.com/develop/data_model.html" text:style-name="Internet_20_link" text:visited-style-name="Visited_20_Internet_20_Link">http://manual.seafile.com/develop/data_model.html</text:a></text:p>
      <text:p text:style-name="P10">Seafile Sync Algorithm: <text:a xlink:type="simple" xlink:href="http://manual.seafile.com/develop/sync_algorithm.html" text:style-name="Internet_20_link" text:visited-style-name="Visited_20_Internet_20_Link">http://manual.seafile.com/develop/sync_algorithm.html</text:a></text:p>
      <text:p text:style-name="P9"/>
      <text:p text:style-name="P28">OVERVIEW OF PROGRAM FLOW FOR FILE SYNC (timed part of our sync tests):</text:p>
      <text:p text:style-name="P18">1. Startup process.</text:p>
      <text:p text:style-name="P18">Section relevant to us:</text:p>
      <text:p text:style-name="P24">(INSERT SLIDE 1)</text:p>
      <text:p text:style-name="P19">2. Update index with changes:</text:p>
      <text:p text:style-name="P24">(INSERT SLIDE 2)</text:p>
      <text:p text:style-name="P19">3. Send commit to server.</text:p>
      <text:p text:style-name="P19">4. <text:span text:style-name="T7">Calculate</text:span> objects needed by client from server. (none in our use case)</text:p>
      <text:p text:style-name="P19">5. <text:span text:style-name="T7">Calculate/send objects needed by server from client. (object id's of the new files we added).</text:span></text:p>
      <text:p text:style-name="P25">(INSERT SLIDE 3)</text:p>
      <text:p text:style-name="P20">6. Calculate/<text:span text:style-name="T8">send</text:span> <text:span text:style-name="T8">fs objects needed by server from client. (file system objects (metadata) of the new files we added).</text:span></text:p>
      <text:p text:style-name="P26">(INSERT SLIDE 4)</text:p>
      <text:p text:style-name="P21">7. Calculate/send block <text:span text:style-name="T9">id</text:span>s needed by server from client. (<text:span text:style-name="T9">ids of </text:span>data blocks of the new files we added).</text:p>
      <text:p text:style-name="P27">(INSERT SLIDE 5)</text:p>
      <text:p text:style-name="P22"><text:span text:style-name="T9">8</text:span>. Calculate/send block<text:span text:style-name="T9">s </text:span>needed by server from client. (data blocks of the new files we added).</text:p>
      <text:p text:style-name="P27">(INSERT SLIDE 6)</text:p>
      <text:p text:style-name="P23">9. Cleanup.</text:p>
      <text:p text:style-name="P9"/>
      <text:p text:style-name="P9"/>
      <text:p text:style-name="P9"/>
      <text:p text:style-name="P9"/>
      <text:p text:style-name="P9"/>
      <text:p text:style-name="P18"/>
      <text:p text:style-name="P9">wt-monitor-linux.c has inotify code</text:p>
      <text:p text:style-name="P9">ccnet/processors/sample-slave-proc.c has some useful comments explaining shutdown</text:p>
      <text:p text:style-name="P9">ccnet/lib/ccnet-client.c (and ccnet/include/ccnet/ccnet-client.h) contain ccnet_client_disconnect_daemon() which is the normal shutdown code of ccnet (which then shuts down seaf-daemon?)</text:p>
      <text:p text:style-name="P7"/>
      <text:p text:style-name="P9">need to compile both seafile and ccnet with -pg flag</text:p>
      <text:p text:style-name="P7"/>
      <text:p text:style-name="P9">on SeaFile Server, daemon(1,0) is used to fork daemon process. It is found in the following relevant files:</text:p>
      <text:p text:style-name="P9">seafile/controller/seafile-controller.c</text:p>
      <text:p text:style-name="P9"><text:soft-page-break/>seafile/daemon/seaf-daemon.c</text:p>
      <text:p text:style-name="P9">seafile/server/seaf-server.c</text:p>
      <text:p text:style-name="P9">ccnet/net/server/ccnet-server.c</text:p>
      <text:p text:style-name="P9">ccnet/net/daemon/ccnet-daemon.c</text:p>
      <text:p text:style-name="P7"/>
      <text:p text:style-name="P9">I modified the seafile.sh script to not start seafile or ccnet in daemon mode. Did this by using -f and piping output to /dev/null in start_seafile_server () in seafile.sh. Note that the code that checks whether seafile is running (both immediately after starting and in stop_seafile_server() and check_component_running()) needs to have the -f flag added to the process name being grepped for. </text:p>
      <text:p text:style-name="P6"><text:line-break/></text:p>
      <text:p text:style-name="P2"><text:span text:style-name="T1">In all files the daemon process is also preceded by assert(0) to ensure it’s not running in daemon mode. </text:span><text:span text:style-name="T2">Temporarily also set daemon_mode=0 before if(daemon_mode) so that it will not run in daemon mode. Should replace this hack though.</text:span></text:p>
      <text:p text:style-name="P2"/>
      <text:p text:style-name="P2"/>
      <text:p text:style-name="P2">Seafile responds to the following inotify events:</text:p>
      <text:list xml:id="list4630729903517937207" text:style-name="L1">
        <text:list-item>
          <text:p text:style-name="P11">IN_IGNORED </text:p>
        </text:list-item>
        <text:list-item>
          <text:p text:style-name="P11">IN_UNMOUNT </text:p>
        </text:list-item>
        <text:list-item>
          <text:p text:style-name="P11">IN_Q_OVERFLOW </text:p>
        </text:list-item>
        <text:list-item>
          <text:p text:style-name="P11">IN_MODIFY </text:p>
        </text:list-item>
        <text:list-item>
          <text:p text:style-name="P11">IN_CREATE </text:p>
        </text:list-item>
        <text:list-item>
          <text:p text:style-name="P11">IN_DELETE </text:p>
        </text:list-item>
        <text:list-item>
          <text:p text:style-name="P11">IN_MOVED_FROM </text:p>
        </text:list-item>
        <text:list-item>
          <text:p text:style-name="P11">IN_MOVED_TO </text:p>
        </text:list-item>
        <text:list-item>
          <text:p text:style-name="P11">IN_CLOSE_WRITE </text:p>
        </text:list-item>
        <text:list-item>
          <text:p text:style-name="P11">IN_ATTRIB</text:p>
        </text:list-item>
      </text:list>
      <text:p text:style-name="P1"/>
      <text:p text:style-name="P1"/>
      <text:p text:style-name="P3">SLEEPS:</text:p>
      <text:p text:style-name="P4">G_USLEEP is replaced with nothing <text:span text:style-name="T6">( do {} while (0); )</text:span>. This is to prevent the sync from pausing when the upload/download limit has been passed, since with only 1 user in our tests we don't need it. G_USLEEP is defined in seafile/common/common.h, and g_usleep has been replaced by G_US<text:span text:style-name="T3">LEEP in the following files:</text:span></text:p>
      <text:list xml:id="list3808775374484690423" text:style-name="L2">
        <text:list-item>
          <text:p text:style-name="P12">seafile/common/seaf-db.c</text:p>
        </text:list-item>
        <text:list-item>
          <text:p text:style-name="P13">seafile/common/processors/blocktx-common-impl-v2.h</text:p>
        </text:list-item>
        <text:list-item>
          <text:p text:style-name="P15"><text:span text:style-name="T4">seafile/</text:span><text:span text:style-name="T5">daemon/http-tx-mgr.c</text:span></text:p>
        </text:list-item>
        <text:list-item>
          <text:p text:style-name="P16"><text:span text:style-name="T5">s</text:span><text:span text:style-name="T3">eafile/daemon/block-tx-client.c</text:span></text:p>
        </text:list-item>
      </text:list>
      <text:p text:style-name="P5">USLEEP is replaced with usleep, i.e. no change. These are used to sleep before retrying if unable to access database, which is usually caused by multiple users trying to access it at once. usleep has been replaced with USLEEP in the following files:</text:p>
      <text:list xml:id="list4279636167932482342" text:style-name="L3">
        <text:list-item>
          <text:p text:style-name="P14">seafile/server/http-server.c</text:p>
        </text:list-item>
        <text:list-item>
          <text:p text:style-name="P14">seafile/server/repo-op.c</text:p>
        </text:list-item>
        <text:list-item>
          <text:p text:style-name="P14">seafile/server/processors/recvbranch-proc-v2.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ce style:name="Trebuchet MS" svg:font-family="'Trebuchet MS'"/>
    <style:font-face style:name="Arial" svg:font-family="Arial"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13:27:00.166969519</meta:creation-date>
    <dc:date>2015-09-22T14:06:14.269818146</dc:date>
    <meta:editing-duration>PT1H32M2S</meta:editing-duration>
    <meta:editing-cycles>11</meta:editing-cycles>
    <meta:generator>LibreOffice/4.4.2.2$Linux_X86_64 LibreOffice_project/40m0$Build-2</meta:generator>
    <meta:document-statistic meta:table-count="0" meta:image-count="0" meta:object-count="0" meta:page-count="2" meta:paragraph-count="54" meta:word-count="445" meta:character-count="3149" meta:non-whitespace-character-count="2763"/>
  </office:meta>
</office:document-meta>
</file>